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deec" officeooo:paragraph-rsid="0014deec"/>
    </style:style>
    <style:style style:name="P2" style:family="paragraph" style:parent-style-name="Standard">
      <style:text-properties officeooo:rsid="001644a2" officeooo:paragraph-rsid="001644a2"/>
    </style:style>
    <style:style style:name="P3" style:family="paragraph" style:parent-style-name="Standard">
      <style:text-properties officeooo:rsid="0016cdde" officeooo:paragraph-rsid="0016cdde"/>
    </style:style>
    <style:style style:name="P4" style:family="paragraph" style:parent-style-name="Standard">
      <style:text-properties officeooo:rsid="001707c0" officeooo:paragraph-rsid="001707c0"/>
    </style:style>
    <style:style style:name="P5" style:family="paragraph" style:parent-style-name="Standard">
      <style:text-properties officeooo:rsid="00185417" officeooo:paragraph-rsid="00185417"/>
    </style:style>
    <style:style style:name="P6" style:family="paragraph" style:parent-style-name="Standard">
      <style:text-properties officeooo:rsid="001ae2f0" officeooo:paragraph-rsid="001ae2f0"/>
    </style:style>
    <style:style style:name="T1" style:family="text">
      <style:text-properties officeooo:rsid="001644a2"/>
    </style:style>
    <style:style style:name="T2" style:family="text">
      <style:text-properties officeooo:rsid="0016c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stiques descriptives (pour décrire):Objectif est de décrire des données sans faire de l’overfitting. <text:s/>(a 1 variables. Moyenne,mediane et mode, ou valeur la plus fréquente)</text:p>
      <text:p text:style-name="P1"/>
      <text:p text:style-name="P1">/!\Moyenne et médiane fonctionne ensemble. Si on voit que moyenne et médiane à une grosse diférence, il y a un effet de bord qui tire vers une extrême.</text:p>
      <text:p text:style-name="P1"/>
      <text:p text:style-name="P1">/!\Ecart type : Ecart type de à la moyenne.</text:p>
      <text:p text:style-name="P1"/>
      <text:p text:style-name="P1">/!\Interquartile  (les mustach box) </text:p>
      <text:p text:style-name="P1"/>
      <text:p text:style-name="P1"/>
      <text:p text:style-name="P1">A 2 variables : Regressions. On verra ceci plus tard.</text:p>
      <text:p text:style-name="P1"/>
      <text:p text:style-name="P1">Inférence : contraire de la déduction. <text:span text:style-name="T1">A partir d’obseravtion réalisé, j’en induit une régle générale. </text:span></text:p>
      <text:p text:style-name="P1"/>
      <text:p text:style-name="P1"/>
      <text:p text:style-name="P2">Les différentes types de variables : Importants de savoir à quel variables ont à faire.</text:p>
      <text:p text:style-name="P2"><text:tab/>-Qualitatives (mots)</text:p>
      <text:p text:style-name="P2"><text:tab/>-Quantitatives(nombres)</text:p>
      <text:p text:style-name="P2"><text:tab/><text:span text:style-name="T2">C’est selon la quantité de nombres de l’échantillion et de nombres.</text:span></text:p>
      <text:p text:style-name="P2"><text:tab/><text:tab/>-Discrètes (valeur isolé)</text:p>
      <text:p text:style-name="P2"><text:tab/><text:tab/>-Continues (<text:span text:style-name="T2">tranches ou intervalle de nombre)</text:span></text:p>
      <text:p text:style-name="P2"/>
      <text:p text:style-name="P2"/>
      <text:p text:style-name="P3">Paramétre de position :</text:p>
      <text:p text:style-name="P3"><text:tab/>-Mode</text:p>
      <text:p text:style-name="P3"><text:tab/>-Moyenne</text:p>
      <text:p text:style-name="P3"><text:tab/>-médiane</text:p>
      <text:p text:style-name="P3"/>
      <text:p text:style-name="P3">Paramètres de dispersion :</text:p>
      <text:p text:style-name="P3"><text:tab/>-Etendue</text:p>
      <text:p text:style-name="P3"><text:tab/>-Interquartile</text:p>
      <text:p text:style-name="P3"><text:tab/>-Variance</text:p>
      <text:p text:style-name="P3"><text:tab/>-Ecart type</text:p>
      <text:p text:style-name="P3"><text:tab/>-Kurtosis</text:p>
      <text:p text:style-name="P3"><text:tab/>-Skewness (génére l’étalage de la courbe)</text:p>
      <text:p text:style-name="P3"/>
      <text:p text:style-name="P4">théorie des proba : S’associe au lois de la proba.</text:p>
      <text:p text:style-name="P4"/>
      <text:p text:style-name="P5">Binomiale : (si je lance trois dés, quel est le pourcentage que on à trois 6)</text:p>
      <text:p text:style-name="P5">Poisson P : (les évenements rares. Permets de définir des proba de risque de sortir de la moyenne)</text:p>
      <text:p text:style-name="P5"/>
      <text:p text:style-name="P5">Khi-deux (loi pour la qualitative)</text:p>
      <text:p text:style-name="P5"/>
      <text:p text:style-name="P5"/>
      <text:p text:style-name="P6">niveau de confiance/niveau de risque. Fonctionne <text:s/>en inverse. Plus on est confiant, plus on à une chance de ce planté. Plus à le doute, moins on à de chance de ce planté. </text:p>
      <text:p text:style-name="P6"/>
      <text:p text:style-name="P6">Hypothèse : on cherche la frontière du moment ou la différence deviens intéressante.</text:p>
      <text:p text:style-name="P6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3:13:50.653846651</meta:creation-date>
    <dc:date>2019-01-23T16:52:18.716144008</dc:date>
    <meta:editing-duration>PT2H26M27S</meta:editing-duration>
    <meta:editing-cycles>1</meta:editing-cycles>
    <meta:document-statistic meta:table-count="0" meta:image-count="0" meta:object-count="0" meta:page-count="1" meta:paragraph-count="30" meta:word-count="245" meta:character-count="1522" meta:non-whitespace-character-count="1283"/>
    <meta:generator>LibreOffice/5.1.6.2$Linux_X86_64 LibreOffice_project/10m0$Build-2</meta:generator>
  </office:meta>
</office:document-meta>
</file>